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Standard">
      <style:paragraph-properties fo:line-height="200%"/>
      <style:text-properties style:font-name="Times New Roman" fo:font-weight="bold" officeooo:rsid="00176fbc" officeooo:paragraph-rsid="00176fbc" style:font-weight-asian="bold" style:font-weight-complex="bold"/>
    </style:style>
    <style:style style:name="P2" style:family="paragraph" style:parent-style-name="Standard">
      <style:paragraph-properties fo:line-height="200%"/>
      <style:text-properties style:font-name="Times New Roman" fo:font-weight="normal" officeooo:rsid="00176fbc" officeooo:paragraph-rsid="00176fbc" style:font-weight-asian="normal" style:font-weight-complex="normal"/>
    </style:style>
    <style:style style:name="P3" style:family="paragraph" style:parent-style-name="Standard" style:list-style-name="L1">
      <style:paragraph-properties fo:line-height="200%"/>
      <style:text-properties style:font-name="Times New Roman" fo:font-weight="normal" officeooo:rsid="00176fbc" officeooo:paragraph-rsid="00176fbc" style:font-weight-asian="normal" style:font-weight-complex="normal"/>
    </style:style>
    <style:style style:name="P4" style:family="paragraph" style:parent-style-name="Standard" style:list-style-name="L1">
      <style:paragraph-properties fo:line-height="200%" style:writing-mode="lr-tb"/>
      <style:text-properties style:font-name="Times New Roman" fo:font-weight="normal" officeooo:rsid="001a51b4" officeooo:paragraph-rsid="001a51b4" style:font-weight-asian="normal" style:font-weight-complex="normal"/>
    </style:style>
    <style:style style:name="P5" style:family="paragraph" style:parent-style-name="Standard" style:list-style-name="L1">
      <style:paragraph-properties fo:line-height="200%" style:writing-mode="lr-tb"/>
      <style:text-properties style:font-name="Times New Roman" fo:font-weight="normal" officeooo:rsid="001b2fbe" officeooo:paragraph-rsid="001b2fbe" style:font-weight-asian="normal" style:font-weight-complex="normal"/>
    </style:style>
    <style:style style:name="P6" style:family="paragraph" style:parent-style-name="Standard">
      <style:paragraph-properties fo:line-height="200%"/>
      <style:text-properties style:font-name="Times New Roman" fo:font-weight="normal" officeooo:rsid="001d9fdd" officeooo:paragraph-rsid="001d9fdd" style:font-weight-asian="normal" style:font-weight-complex="normal"/>
    </style:style>
    <style:style style:name="P7" style:family="paragraph" style:parent-style-name="Standard" style:list-style-name="L2">
      <style:paragraph-properties fo:line-height="200%"/>
      <style:text-properties style:font-name="Times New Roman" fo:font-weight="normal" officeooo:rsid="001d9fdd" officeooo:paragraph-rsid="001d9fdd" style:font-weight-asian="normal" style:font-weight-complex="normal"/>
    </style:style>
    <style:style style:name="T1" style:family="text">
      <style:text-properties officeooo:rsid="001b2fbe"/>
    </style:style>
    <style:style style:name="T2" style:family="text">
      <style:text-properties officeooo:rsid="001c64d6"/>
    </style:style>
    <style:style style:name="T3" style:family="text">
      <style:text-properties officeooo:rsid="001d9fd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Outline.</text:p>
      <text:p text:style-name="P2">Name: Shaaz Nathani</text:p>
      <text:p text:style-name="P2">Class: CS 313E</text:p>
      <text:p text:style-name="P6">TODO:</text:p>
      <text:list text:style-name="L2">
        <text:list-item>
          <text:p text:style-name="P7">Finish cipher</text:p>
        </text:list-item>
        <text:list-item>
          <text:p text:style-name="P7">finish paper</text:p>
        </text:list-item>
        <text:list-item>
          <text:p text:style-name="P7">finish presentation</text:p>
        </text:list-item>
        <text:list-item>
          <text:p text:style-name="P7">finish recording</text:p>
        </text:list-item>
      </text:list>
      <text:list text:style-name="L1">
        <text:list-item>
          <text:p text:style-name="P3">What is your project about?</text:p>
          <text:list>
            <text:list-item>
              <text:p text:style-name="P4">My project is about creating a program for police officers to report speeding tickets. The data will be stored in an SQLite database and store speed, liscense plate, and automatically generates and stores the unix time of the ticket report. The user will also be able to search for liscence plates, speed thresholds, and time ranges, along with being able to add <text:span text:style-name="T2">reports. </text:span><text:span text:style-name="T3">In order to delete reports, you can register a master password which will be ciphered and stored in its own database.</text:span></text:p>
            </text:list-item>
          </text:list>
        </text:list-item>
        <text:list-item>
          <text:p text:style-name="P5">Data set</text:p>
          <text:list>
            <text:list-item>
              <text:p text:style-name="P5">The dataset is created by the user through the program, but an example one with preadded data will be included in the sumbission.</text:p>
            </text:list-item>
          </text:list>
        </text:list-item>
        <text:list-item>
          <text:p text:style-name="P5"/>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6:08:54.142365633</meta:creation-date>
    <dc:date>2024-11-15T18:19:29.343558799</dc:date>
    <meta:editing-duration>PT1H15M54S</meta:editing-duration>
    <meta:editing-cycles>2</meta:editing-cycles>
    <meta:generator>LibreOffice/24.2.5.2$Linux_X86_64 LibreOffice_project/420$Build-2</meta:generator>
    <meta:document-statistic meta:table-count="0" meta:image-count="0" meta:object-count="0" meta:page-count="1" meta:paragraph-count="13" meta:word-count="140" meta:character-count="781" meta:non-whitespace-character-count="662"/>
  </office:meta>
</office:document-meta>
</file>